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cccccc" fo:background-color="#1f1f1f"/>
    </style:style>
    <style:style style:name="P8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dcdcaa" style:font-name="Consolas" fo:font-size="10.5pt" fo:font-weight="normal"/>
    </style:style>
    <style:style style:name="T7" style:family="text">
      <style:text-properties fo:color="#d4d4d4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 View 1: Gesamtkäufe Kunden</text:p>
      <text:p text:style-name="P1"><text:span text:style-name="T1">CREATE OR REPLACE</text:span> <text:span text:style-name="T1">VIEW</text:span> <text:span text:style-name="T3">Kunden_Produkte_Ausgaben</text:span> <text:span text:style-name="T1">AS</text:span></text:p>
      <text:p text:style-name="P1"><text:span text:style-name="T1">SELECT</text:span> </text:p>
      <text:p text:style-name="P2">    <text:span text:style-name="T4">k</text:span><text:span text:style-name="T5">.</text:span><text:span text:style-name="T2">Alias</text:span><text:span text:style-name="T5"> </text:span><text:span text:style-name="T2">AS</text:span><text:span text:style-name="T5"> </text:span><text:span text:style-name="T4">Kunde</text:span><text:span text:style-name="T5">,</text:span></text:p>
      <text:p text:style-name="P2">    <text:span text:style-name="T4">k</text:span><text:span text:style-name="T5">.</text:span><text:span text:style-name="T4">Telefonnummer</text:span><text:span text:style-name="T5">,</text:span></text:p>
      <text:p text:style-name="P2">    <text:span text:style-name="T4">wv</text:span><text:span text:style-name="T5">.</text:span><text:span text:style-name="T4">ProduktNummer</text:span><text:span text:style-name="T5">,</text:span></text:p>
      <text:p text:style-name="P2">    <text:span text:style-name="T4">p</text:span><text:span text:style-name="T5">.</text:span><text:span text:style-name="T4">Bezeichner</text:span><text:span text:style-name="T5"> </text:span><text:span text:style-name="T2">AS</text:span><text:span text:style-name="T5"> </text:span><text:span text:style-name="T4">Produkt</text:span><text:span text:style-name="T5">,</text:span></text:p>
      <text:p text:style-name="P2">    <text:span text:style-name="T4">p</text:span><text:span text:style-name="T5">.</text:span><text:span text:style-name="T4">Preis</text:span><text:span text:style-name="T5"> </text:span><text:span text:style-name="T2">AS</text:span><text:span text:style-name="T5"> </text:span><text:span text:style-name="T4">Einzelpreis</text:span><text:span text:style-name="T5">,</text:span></text:p>
      <text:p text:style-name="P2">    <text:span text:style-name="T6">COUNT</text:span><text:span text:style-name="T5">(</text:span><text:span text:style-name="T4">wv</text:span><text:span text:style-name="T5">.</text:span><text:span text:style-name="T4">ProduktNummer</text:span><text:span text:style-name="T5">) </text:span><text:span text:style-name="T2">AS</text:span><text:span text:style-name="T5"> </text:span><text:span text:style-name="T4">Gekaufte_Anzahl</text:span><text:span text:style-name="T5">,</text:span></text:p>
      <text:p text:style-name="P2">    <text:span text:style-name="T6">SUM</text:span><text:span text:style-name="T5">(</text:span><text:span text:style-name="T4">p</text:span><text:span text:style-name="T5">.</text:span><text:span text:style-name="T4">Preis</text:span><text:span text:style-name="T5">) </text:span><text:span text:style-name="T2">AS</text:span><text:span text:style-name="T5"> </text:span><text:span text:style-name="T4">Gesamtausgabe</text:span></text:p>
      <text:p text:style-name="P1"><text:span text:style-name="T1">FROM</text:span> </text:p>
      <text:p text:style-name="P2">    <text:span text:style-name="T4">Kartell_Kunde</text:span><text:span text:style-name="T5"> </text:span><text:span text:style-name="T4">k</text:span></text:p>
      <text:p text:style-name="P1"><text:span text:style-name="T1">JOIN</text:span> </text:p>
      <text:p text:style-name="P2">    <text:span text:style-name="T4">Wird_Verkauft</text:span><text:span text:style-name="T5"> </text:span><text:span text:style-name="T4">wv</text:span><text:span text:style-name="T5"> </text:span><text:span text:style-name="T2">ON</text:span><text:span text:style-name="T5"> </text:span><text:span text:style-name="T4">k</text:span><text:span text:style-name="T5">.</text:span><text:span text:style-name="T2">Alias</text:span><text:span text:style-name="T5"> </text:span><text:span text:style-name="T7">=</text:span><text:span text:style-name="T5"> </text:span><text:span text:style-name="T4">wv</text:span><text:span text:style-name="T5">.</text:span><text:span text:style-name="T2">Alias</text:span></text:p>
      <text:p text:style-name="P1"><text:span text:style-name="T1">JOIN</text:span> </text:p>
      <text:p text:style-name="P2">    <text:span text:style-name="T4">Produkt</text:span><text:span text:style-name="T5"> </text:span><text:span text:style-name="T4">p</text:span><text:span text:style-name="T5"> </text:span><text:span text:style-name="T2">ON</text:span><text:span text:style-name="T5"> </text:span><text:span text:style-name="T4">wv</text:span><text:span text:style-name="T5">.</text:span><text:span text:style-name="T4">ProduktNummer</text:span><text:span text:style-name="T5"> </text:span><text:span text:style-name="T7">=</text:span><text:span text:style-name="T5"> </text:span><text:span text:style-name="T4">p</text:span><text:span text:style-name="T5">.</text:span><text:span text:style-name="T4">ProduktNummer</text:span></text:p>
      <text:p text:style-name="P1"><text:span text:style-name="T1">GROUP</text:span> <text:span text:style-name="T1">BY</text:span> </text:p>
      <text:p text:style-name="P2">    <text:span text:style-name="T4">k</text:span><text:span text:style-name="T5">.</text:span><text:span text:style-name="T2">Alias</text:span><text:span text:style-name="T5">, </text:span><text:span text:style-name="T4">k</text:span><text:span text:style-name="T5">.</text:span><text:span text:style-name="T4">Telefonnummer</text:span><text:span text:style-name="T5">, </text:span><text:span text:style-name="T4">wv</text:span><text:span text:style-name="T5">.</text:span><text:span text:style-name="T4">ProduktNummer</text:span><text:span text:style-name="T5">, </text:span><text:span text:style-name="T4">p</text:span><text:span text:style-name="T5">.</text:span><text:span text:style-name="T4">Bezeichner</text:span><text:span text:style-name="T5">, </text:span><text:span text:style-name="T4">p</text:span><text:span text:style-name="T5">.</text:span><text:span text:style-name="T4">Preis</text:span></text:p>
      <text:p text:style-name="P1"><text:span text:style-name="T1">ORDER</text:span> <text:span text:style-name="T1">BY</text:span> </text:p>
      <text:p text:style-name="P2">    <text:span text:style-name="T4">k</text:span><text:span text:style-name="T5">.</text:span><text:span text:style-name="T2">Alias</text:span><text:span text:style-name="T5">;</text:span></text:p>
      <text:p text:style-name="P4"/>
      <text:p text:style-name="P3">-- View 2: Gesamtausgaben</text:p>
      <text:p text:style-name="P1"><text:span text:style-name="T1">CREATE OR REPLACE</text:span> <text:span text:style-name="T1">VIEW</text:span> <text:span text:style-name="T3">Kunden_Gesamtausgaben</text:span> <text:span text:style-name="T1">AS</text:span></text:p>
      <text:p text:style-name="P1"><text:span text:style-name="T1">SELECT</text:span> </text:p>
      <text:p text:style-name="P2">    <text:span text:style-name="T4">k</text:span><text:span text:style-name="T5">.</text:span><text:span text:style-name="T2">Alias</text:span><text:span text:style-name="T5"> </text:span><text:span text:style-name="T2">AS</text:span><text:span text:style-name="T5"> </text:span><text:span text:style-name="T4">Kunde</text:span><text:span text:style-name="T5">,</text:span></text:p>
      <text:p text:style-name="P2">    <text:span text:style-name="T4">k</text:span><text:span text:style-name="T5">.</text:span><text:span text:style-name="T4">Telefonnummer</text:span><text:span text:style-name="T5">,</text:span></text:p>
      <text:p text:style-name="P2">    <text:span text:style-name="T6">SUM</text:span><text:span text:style-name="T5">(</text:span><text:span text:style-name="T4">p</text:span><text:span text:style-name="T5">.</text:span><text:span text:style-name="T4">Preis</text:span><text:span text:style-name="T5">) </text:span><text:span text:style-name="T2">AS</text:span><text:span text:style-name="T5"> </text:span><text:span text:style-name="T4">Gesamtausgabe</text:span></text:p>
      <text:p text:style-name="P1"><text:span text:style-name="T1">FROM</text:span> </text:p>
      <text:p text:style-name="P2">    <text:span text:style-name="T4">Kartell_Kunde</text:span><text:span text:style-name="T5"> </text:span><text:span text:style-name="T4">k</text:span></text:p>
      <text:p text:style-name="P1"><text:span text:style-name="T1">JOIN</text:span> </text:p>
      <text:p text:style-name="P2">    <text:span text:style-name="T4">Wird_Verkauft</text:span><text:span text:style-name="T5"> </text:span><text:span text:style-name="T4">wv</text:span><text:span text:style-name="T5"> </text:span><text:span text:style-name="T2">ON</text:span><text:span text:style-name="T5"> </text:span><text:span text:style-name="T4">k</text:span><text:span text:style-name="T5">.</text:span><text:span text:style-name="T2">Alias</text:span><text:span text:style-name="T5"> </text:span><text:span text:style-name="T7">=</text:span><text:span text:style-name="T5"> </text:span><text:span text:style-name="T4">wv</text:span><text:span text:style-name="T5">.</text:span><text:span text:style-name="T2">Alias</text:span></text:p>
      <text:p text:style-name="P1"><text:span text:style-name="T1">JOIN</text:span> </text:p>
      <text:p text:style-name="P2">    <text:span text:style-name="T4">Produkt</text:span><text:span text:style-name="T5"> </text:span><text:span text:style-name="T4">p</text:span><text:span text:style-name="T5"> </text:span><text:span text:style-name="T2">ON</text:span><text:span text:style-name="T5"> </text:span><text:span text:style-name="T4">wv</text:span><text:span text:style-name="T5">.</text:span><text:span text:style-name="T4">ProduktNummer</text:span><text:span text:style-name="T5"> </text:span><text:span text:style-name="T7">=</text:span><text:span text:style-name="T5"> </text:span><text:span text:style-name="T4">p</text:span><text:span text:style-name="T5">.</text:span><text:span text:style-name="T4">ProduktNummer</text:span></text:p>
      <text:p text:style-name="P1"><text:span text:style-name="T1">GROUP</text:span> <text:span text:style-name="T1">BY</text:span> </text:p>
      <text:p text:style-name="P2">    <text:span text:style-name="T4">k</text:span><text:span text:style-name="T5">.</text:span><text:span text:style-name="T2">Alias</text:span><text:span text:style-name="T5">, </text:span><text:span text:style-name="T4">k</text:span><text:span text:style-name="T5">.</text:span><text:span text:style-name="T4">Telefonnummer</text:span><text:span text:style-name="T5">;</text:span></text:p>
      <text:p text:style-name="P4"/>
      <text:p text:style-name="P3">-- View 3: Restkapazität der genutzten Lager</text:p>
      <text:p text:style-name="P1"><text:span text:style-name="T1">CREATE OR REPLACE</text:span> <text:span text:style-name="T1">VIEW</text:span> <text:span text:style-name="T3">Schmuggler_Lager_Kapazitaet</text:span> <text:span text:style-name="T1">AS</text:span></text:p>
      <text:p text:style-name="P1"><text:span text:style-name="T1">SELECT</text:span> </text:p>
      <text:p text:style-name="P2">    <text:span text:style-name="T4">s</text:span><text:span text:style-name="T5">.</text:span><text:span text:style-name="T4">SchmugglerNummer</text:span><text:span text:style-name="T5">,</text:span></text:p>
      <text:p text:style-name="P2">    <text:span text:style-name="T4">k</text:span><text:span text:style-name="T5">.</text:span><text:span text:style-name="T2">Name</text:span><text:span text:style-name="T5"> </text:span><text:span text:style-name="T2">AS</text:span><text:span text:style-name="T5"> </text:span><text:span text:style-name="T4">Schmuggler_Name</text:span><text:span text:style-name="T5">,</text:span></text:p>
      <text:p text:style-name="P2">    <text:span text:style-name="T6">l</text:span><text:span text:style-name="T5">.</text:span><text:span text:style-name="T4">LagerNummer</text:span><text:span text:style-name="T5">,</text:span></text:p>
      <text:p text:style-name="P2">    <text:span text:style-name="T6">l</text:span><text:span text:style-name="T5">.</text:span><text:span text:style-name="T4">Ort</text:span><text:span text:style-name="T5"> </text:span><text:span text:style-name="T2">AS</text:span><text:span text:style-name="T5"> </text:span><text:span text:style-name="T4">Lager_Ort</text:span><text:span text:style-name="T5">,</text:span></text:p>
      <text:p text:style-name="P2">    <text:span text:style-name="T4">la</text:span><text:span text:style-name="T5">.</text:span><text:span text:style-name="T4">LagerTyp</text:span><text:span text:style-name="T5">,</text:span></text:p>
      <text:p text:style-name="P2">    <text:span text:style-name="T4">la</text:span><text:span text:style-name="T5">.</text:span><text:span text:style-name="T4">MaximaleKapazitaet</text:span><text:span text:style-name="T5">,</text:span></text:p>
      <text:p text:style-name="P2">    <text:span text:style-name="T6">COUNT</text:span><text:span text:style-name="T5">(</text:span><text:span text:style-name="T4">b</text:span><text:span text:style-name="T5">.</text:span><text:span text:style-name="T4">ProduktNummer</text:span><text:span text:style-name="T5">) </text:span><text:span text:style-name="T2">AS</text:span><text:span text:style-name="T5"> </text:span><text:span text:style-name="T4">Belegte_Produkte</text:span><text:span text:style-name="T5">,</text:span></text:p>
      <text:p text:style-name="P2">    <text:span text:style-name="T4">la</text:span><text:span text:style-name="T5">.</text:span><text:span text:style-name="T4">MaximaleKapazitaet</text:span><text:span text:style-name="T5"> </text:span><text:span text:style-name="T7">-</text:span><text:span text:style-name="T5"> </text:span><text:span text:style-name="T6">COUNT</text:span><text:span text:style-name="T5">(</text:span><text:span text:style-name="T4">b</text:span><text:span text:style-name="T5">.</text:span><text:span text:style-name="T4">ProduktNummer</text:span><text:span text:style-name="T5">) </text:span><text:span text:style-name="T2">AS</text:span><text:span text:style-name="T5"> </text:span><text:span text:style-name="T4">Verfuegbare_Kapazitaet</text:span></text:p>
      <text:p text:style-name="P1"><text:span text:style-name="T1">FROM</text:span> </text:p>
      <text:p text:style-name="P2">    <text:span text:style-name="T4">Schmuggler</text:span><text:span text:style-name="T5"> </text:span><text:span text:style-name="T4">s</text:span></text:p>
      <text:p text:style-name="P1"><text:span text:style-name="T1">JOIN</text:span> </text:p>
      <text:p text:style-name="P2">    <text:span text:style-name="T4">Kartell_Mitarbeiter</text:span><text:span text:style-name="T5"> </text:span><text:span text:style-name="T4">k</text:span><text:span text:style-name="T5"> </text:span><text:span text:style-name="T2">ON</text:span><text:span text:style-name="T5"> </text:span><text:span text:style-name="T4">s</text:span><text:span text:style-name="T5">.</text:span><text:span text:style-name="T4">MitarbeiterNummer</text:span><text:span text:style-name="T5"> </text:span><text:span text:style-name="T7">=</text:span><text:span text:style-name="T5"> </text:span><text:span text:style-name="T4">k</text:span><text:span text:style-name="T5">.</text:span><text:span text:style-name="T4">MitarbeiterNummer</text:span></text:p>
      <text:p text:style-name="P1"><text:soft-page-break/><text:span text:style-name="T1">JOIN</text:span> </text:p>
      <text:p text:style-name="P2">    <text:span text:style-name="T4">Transportiert</text:span><text:span text:style-name="T5"> </text:span><text:span text:style-name="T4">t</text:span><text:span text:style-name="T5"> </text:span><text:span text:style-name="T2">ON</text:span><text:span text:style-name="T5"> </text:span><text:span text:style-name="T4">s</text:span><text:span text:style-name="T5">.</text:span><text:span text:style-name="T4">SchmugglerNummer</text:span><text:span text:style-name="T5"> </text:span><text:span text:style-name="T7">=</text:span><text:span text:style-name="T5"> </text:span><text:span text:style-name="T4">t</text:span><text:span text:style-name="T5">.</text:span><text:span text:style-name="T4">SchmugglerNummer</text:span></text:p>
      <text:p text:style-name="P1"><text:span text:style-name="T1">JOIN</text:span> </text:p>
      <text:p text:style-name="P2">    <text:span text:style-name="T4">Lager_Inventar</text:span><text:span text:style-name="T5"> </text:span><text:span text:style-name="T6">l</text:span><text:span text:style-name="T5"> </text:span><text:span text:style-name="T2">ON</text:span><text:span text:style-name="T5"> </text:span><text:span text:style-name="T4">t</text:span><text:span text:style-name="T5">.</text:span><text:span text:style-name="T4">LagerNummer</text:span><text:span text:style-name="T5"> </text:span><text:span text:style-name="T7">=</text:span><text:span text:style-name="T5"> </text:span><text:span text:style-name="T6">l</text:span><text:span text:style-name="T5">.</text:span><text:span text:style-name="T4">LagerNummer</text:span></text:p>
      <text:p text:style-name="P1"><text:span text:style-name="T1">JOIN</text:span> </text:p>
      <text:p text:style-name="P2">    <text:span text:style-name="T4">Lagerart</text:span><text:span text:style-name="T5"> </text:span><text:span text:style-name="T4">la</text:span><text:span text:style-name="T5"> </text:span><text:span text:style-name="T2">ON</text:span><text:span text:style-name="T5"> </text:span><text:span text:style-name="T6">l</text:span><text:span text:style-name="T5">.</text:span><text:span text:style-name="T4">LagerTyp</text:span><text:span text:style-name="T5"> </text:span><text:span text:style-name="T7">=</text:span><text:span text:style-name="T5"> </text:span><text:span text:style-name="T4">la</text:span><text:span text:style-name="T5">.</text:span><text:span text:style-name="T4">LagerTyp</text:span></text:p>
      <text:p text:style-name="P1"><text:span text:style-name="T1">LEFT JOIN</text:span> </text:p>
      <text:p text:style-name="P2">    <text:span text:style-name="T4">Besitzt</text:span><text:span text:style-name="T5"> </text:span><text:span text:style-name="T4">b</text:span><text:span text:style-name="T5"> </text:span><text:span text:style-name="T2">ON</text:span><text:span text:style-name="T5"> </text:span><text:span text:style-name="T6">l</text:span><text:span text:style-name="T5">.</text:span><text:span text:style-name="T4">LagerNummer</text:span><text:span text:style-name="T5"> </text:span><text:span text:style-name="T7">=</text:span><text:span text:style-name="T5"> </text:span><text:span text:style-name="T4">b</text:span><text:span text:style-name="T5">.</text:span><text:span text:style-name="T4">LagerNummer</text:span></text:p>
      <text:p text:style-name="P1"><text:span text:style-name="T1">GROUP</text:span> <text:span text:style-name="T1">BY</text:span> </text:p>
      <text:p text:style-name="P2">    <text:span text:style-name="T4">s</text:span><text:span text:style-name="T5">.</text:span><text:span text:style-name="T4">SchmugglerNummer</text:span><text:span text:style-name="T5">, </text:span><text:span text:style-name="T4">k</text:span><text:span text:style-name="T5">.</text:span><text:span text:style-name="T2">Name</text:span><text:span text:style-name="T5">, </text:span><text:span text:style-name="T6">l</text:span><text:span text:style-name="T5">.</text:span><text:span text:style-name="T4">LagerNummer</text:span><text:span text:style-name="T5">, </text:span><text:span text:style-name="T6">l</text:span><text:span text:style-name="T5">.</text:span><text:span text:style-name="T4">Ort</text:span><text:span text:style-name="T5">, </text:span><text:span text:style-name="T4">la</text:span><text:span text:style-name="T5">.</text:span><text:span text:style-name="T4">LagerTyp</text:span><text:span text:style-name="T5">, </text:span><text:span text:style-name="T4">la</text:span><text:span text:style-name="T5">.</text:span><text:span text:style-name="T4">MaximaleKapazitaet</text:span><text:span text:style-name="T5">;</text:span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5</meta:editing-cycles>
    <meta:generator>OpenOffice/4.1.14$Win32 OpenOffice.org_project/4114m1$Build-9811</meta:generator>
    <dc:date>2025-01-20T14:52:47.38</dc:date>
    <dc:creator>Ben </dc:creator>
    <meta:document-statistic meta:table-count="0" meta:image-count="0" meta:object-count="0" meta:page-count="2" meta:paragraph-count="59" meta:word-count="174" meta:character-count="1613"/>
    <meta:user-defined meta:name="Info 1"/>
    <meta:user-defined meta:name="Info 2"/>
    <meta:user-defined meta:name="Info 3"/>
    <meta:user-defined meta:name="Info 4"/>
  </office:meta>
</office:document-meta>
</file>